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39288774" calcext:value-type="float">
            <text:p>3395.4003928877</text:p>
          </table:table-cell>
          <table:table-cell/>
          <table:table-cell table:style-name="ce4" table:formula="of:=[.F21]" office:value-type="float" office:value="3395.40039288774" calcext:value-type="float">
            <text:p>3395.4003928877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00489156" calcext:value-type="float">
            <text:p>0.04813319</text:p>
          </table:table-cell>
          <table:table-cell/>
          <table:table-cell table:style-name="ce3" office:value-type="float" office:value="0.0481331922570588" calcext:value-type="float">
            <text:p>0.0481331923</text:p>
          </table:table-cell>
          <table:table-cell/>
          <table:table-cell table:formula="of:=[.D10]/[.F10]" office:value-type="float" office:value="0.999999954124314" calcext:value-type="float">
            <text:p>0.9999999541</text:p>
          </table:table-cell>
          <table:table-cell table:formula="of:=[.D10]-[.F10]" office:value-type="float" office:value="-0.00000000220814319606966" calcext:value-type="float">
            <text:p>-2.2081431960696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2570588" calcext:value-type="float">
            <text:p>0.0481331923</text:p>
          </table:table-cell>
          <table:table-cell/>
          <table:table-cell table:style-name="ce4" table:formula="of:=[.F22]" office:value-type="float" office:value="0.048133192257059" calcext:value-type="float">
            <text:p>0.0481331923</text:p>
          </table:table-cell>
          <table:table-cell/>
          <table:table-cell table:formula="of:=[.M10]/[.O10]" office:value-type="float" office:value="0.999999999999996" calcext:value-type="float">
            <text:p>1</text:p>
          </table:table-cell>
          <table:table-cell table:formula="of:=[.M10]-[.O10]" office:value-type="float" office:value="-2.08166817117217E-016" calcext:value-type="float">
            <text:p>-2.08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.85930755709135E-020" calcext:value-type="float">
            <text:p>2.85930755709135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.85930755709135E-020" calcext:value-type="float">
            <text:p>2.85930755709135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93000680735275" calcext:value-type="float">
            <text:p>0.0039300068</text:p>
          </table:table-cell>
          <table:table-cell/>
          <table:table-cell table:style-name="ce3" office:value-type="float" office:value="0.00393000680719636" calcext:value-type="float">
            <text:p>0.0039300068</text:p>
          </table:table-cell>
          <table:table-cell/>
          <table:table-cell table:formula="of:=[.D12]/[.F12]" office:value-type="float" office:value="1.00000000003979" calcext:value-type="float">
            <text:p>1</text:p>
          </table:table-cell>
          <table:table-cell table:formula="of:=[.D12]-[.F12]" office:value-type="float" office:value="0.000000000000156390525529737" calcext:value-type="float">
            <text:p>1.5639052552973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393000680719636" calcext:value-type="float">
            <text:p>0.0039300068</text:p>
          </table:table-cell>
          <table:table-cell/>
          <table:table-cell table:style-name="ce4" table:formula="of:=[.F24]" office:value-type="float" office:value="0.00393000680719618" calcext:value-type="float">
            <text:p>0.0039300068</text:p>
          </table:table-cell>
          <table:table-cell/>
          <table:table-cell table:formula="of:=[.M12]/[.O12]" office:value-type="float" office:value="1.00000000000005" calcext:value-type="float">
            <text:p>1</text:p>
          </table:table-cell>
          <table:table-cell table:formula="of:=[.M12]-[.O12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46733733" calcext:value-type="float">
            <text:p>0.2406659467</text:p>
          </table:table-cell>
          <table:table-cell/>
          <table:table-cell table:style-name="ce3" office:value-type="float" office:value="0.240665979863893" calcext:value-type="float">
            <text:p>0.2406659799</text:p>
          </table:table-cell>
          <table:table-cell/>
          <table:table-cell table:formula="of:=[.D13]/[.F13]" office:value-type="float" office:value="0.999999862339663" calcext:value-type="float">
            <text:p>0.9999998623</text:p>
          </table:table-cell>
          <table:table-cell table:formula="of:=[.D13]-[.F13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79863893" calcext:value-type="float">
            <text:p>0.2406659799</text:p>
          </table:table-cell>
          <table:table-cell/>
          <table:table-cell table:style-name="ce4" table:formula="of:=[.F25]" office:value-type="float" office:value="0.240665979863893" calcext:value-type="float">
            <text:p>0.2406659799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85930760820882E-019" calcext:value-type="float">
            <text:p>2.85930760820882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85930760820882E-019" calcext:value-type="float">
            <text:p>2.85930760820882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39288774" calcext:value-type="float">
            <text:p>3395.4003928877</text:p>
          </table:table-cell>
          <table:table-cell/>
          <table:table-cell table:style-name="ce4" table:formula="of:=[.F33]" office:value-type="float" office:value="3395.40039288774" calcext:value-type="float">
            <text:p>3395.4003928877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0489156" calcext:value-type="float">
            <text:p>0.04813319</text:p>
          </table:table-cell>
          <table:table-cell/>
          <table:table-cell table:style-name="ce3" office:value-type="float" office:value="0.048133192257059" calcext:value-type="float">
            <text:p>0.0481331923</text:p>
          </table:table-cell>
          <table:table-cell/>
          <table:table-cell table:formula="of:=[.D22]/[.F22]" office:value-type="float" office:value="0.99999995412431" calcext:value-type="float">
            <text:p>0.9999999541</text:p>
          </table:table-cell>
          <table:table-cell table:formula="of:=[.D22]-[.F22]" office:value-type="float" office:value="-0.00000000220814340423647" calcext:value-type="float">
            <text:p>-2.20814340423647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2570588" calcext:value-type="float">
            <text:p>0.0481331923</text:p>
          </table:table-cell>
          <table:table-cell/>
          <table:table-cell table:style-name="ce4" table:formula="of:=[.F34]" office:value-type="float" office:value="0.048133192257059" calcext:value-type="float">
            <text:p>0.0481331923</text:p>
          </table:table-cell>
          <table:table-cell/>
          <table:table-cell table:formula="of:=[.M22]/[.O22]" office:value-type="float" office:value="0.999999999999996" calcext:value-type="float">
            <text:p>1</text:p>
          </table:table-cell>
          <table:table-cell table:formula="of:=[.M22]-[.O22]" office:value-type="float" office:value="-2.08166817117217E-016" calcext:value-type="float">
            <text:p>-2.08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5709135E-020" calcext:value-type="float">
            <text:p>2.85930755709135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2.85930755709135E-020" calcext:value-type="float">
            <text:p>2.85930755709135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93000680735275" calcext:value-type="float">
            <text:p>0.0039300068</text:p>
          </table:table-cell>
          <table:table-cell/>
          <table:table-cell table:style-name="ce3" office:value-type="float" office:value="0.00393000680719618" calcext:value-type="float">
            <text:p>0.0039300068</text:p>
          </table:table-cell>
          <table:table-cell/>
          <table:table-cell table:formula="of:=[.D24]/[.F24]" office:value-type="float" office:value="1.00000000003984" calcext:value-type="float">
            <text:p>1</text:p>
          </table:table-cell>
          <table:table-cell table:formula="of:=[.D24]-[.F24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393000680719636" calcext:value-type="float">
            <text:p>0.0039300068</text:p>
          </table:table-cell>
          <table:table-cell/>
          <table:table-cell table:style-name="ce4" table:formula="of:=[.F36]" office:value-type="float" office:value="0.00393000680719618" calcext:value-type="float">
            <text:p>0.0039300068</text:p>
          </table:table-cell>
          <table:table-cell/>
          <table:table-cell table:formula="of:=[.M24]/[.O24]" office:value-type="float" office:value="1.00000000000005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46733733" calcext:value-type="float">
            <text:p>0.2406659467</text:p>
          </table:table-cell>
          <table:table-cell/>
          <table:table-cell table:style-name="ce3" office:value-type="float" office:value="0.240665979863893" calcext:value-type="float">
            <text:p>0.2406659799</text:p>
          </table:table-cell>
          <table:table-cell/>
          <table:table-cell table:formula="of:=[.D25]/[.F25]" office:value-type="float" office:value="0.999999862339663" calcext:value-type="float">
            <text:p>0.9999998623</text:p>
          </table:table-cell>
          <table:table-cell table:formula="of:=[.D25]-[.F25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79863893" calcext:value-type="float">
            <text:p>0.2406659799</text:p>
          </table:table-cell>
          <table:table-cell/>
          <table:table-cell table:style-name="ce4" table:formula="of:=[.F37]" office:value-type="float" office:value="0.240665979863893" calcext:value-type="float">
            <text:p>0.2406659799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0820882E-019" calcext:value-type="float">
            <text:p>2.85930760820882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2.85930760820882E-019" calcext:value-type="float">
            <text:p>2.85930760820882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39288774" calcext:value-type="float">
            <text:p>3395.4003928877</text:p>
          </table:table-cell>
          <table:table-cell/>
          <table:table-cell table:style-name="ce4" table:formula="of:=[.F21]" office:value-type="float" office:value="3395.40039288774" calcext:value-type="float">
            <text:p>3395.4003928877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0489156" calcext:value-type="float">
            <text:p>0.04813319</text:p>
          </table:table-cell>
          <table:table-cell/>
          <table:table-cell table:style-name="ce3" office:value-type="float" office:value="0.048133192257059" calcext:value-type="float">
            <text:p>0.0481331923</text:p>
          </table:table-cell>
          <table:table-cell/>
          <table:table-cell table:formula="of:=[.D34]/[.F34]" office:value-type="float" office:value="0.99999995412431" calcext:value-type="float">
            <text:p>0.9999999541</text:p>
          </table:table-cell>
          <table:table-cell table:formula="of:=[.D34]-[.F34]" office:value-type="float" office:value="-0.00000000220814340423647" calcext:value-type="float">
            <text:p>-2.20814340423647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257059" calcext:value-type="float">
            <text:p>0.0481331923</text:p>
          </table:table-cell>
          <table:table-cell/>
          <table:table-cell table:style-name="ce4" table:formula="of:=[.F22]" office:value-type="float" office:value="0.048133192257059" calcext:value-type="float">
            <text:p>0.04813319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5709135E-020" calcext:value-type="float">
            <text:p>2.85930755709135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2.85930755709135E-020" calcext:value-type="float">
            <text:p>2.85930755709135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93000680735275" calcext:value-type="float">
            <text:p>0.0039300068</text:p>
          </table:table-cell>
          <table:table-cell/>
          <table:table-cell table:style-name="ce3" office:value-type="float" office:value="0.00393000680719618" calcext:value-type="float">
            <text:p>0.0039300068</text:p>
          </table:table-cell>
          <table:table-cell/>
          <table:table-cell table:formula="of:=[.D36]/[.F36]" office:value-type="float" office:value="1.00000000003984" calcext:value-type="float">
            <text:p>1</text:p>
          </table:table-cell>
          <table:table-cell table:formula="of:=[.D36]-[.F36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393000680719618" calcext:value-type="float">
            <text:p>0.0039300068</text:p>
          </table:table-cell>
          <table:table-cell/>
          <table:table-cell table:style-name="ce4" table:formula="of:=[.F24]" office:value-type="float" office:value="0.00393000680719618" calcext:value-type="float">
            <text:p>0.0039300068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46733733" calcext:value-type="float">
            <text:p>0.2406659467</text:p>
          </table:table-cell>
          <table:table-cell/>
          <table:table-cell table:style-name="ce3" office:value-type="float" office:value="0.240665979863893" calcext:value-type="float">
            <text:p>0.2406659799</text:p>
          </table:table-cell>
          <table:table-cell/>
          <table:table-cell table:formula="of:=[.D37]/[.F37]" office:value-type="float" office:value="0.999999862339663" calcext:value-type="float">
            <text:p>0.9999998623</text:p>
          </table:table-cell>
          <table:table-cell table:formula="of:=[.D37]-[.F37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79863893" calcext:value-type="float">
            <text:p>0.2406659799</text:p>
          </table:table-cell>
          <table:table-cell/>
          <table:table-cell table:style-name="ce4" table:formula="of:=[.F25]" office:value-type="float" office:value="0.240665979863893" calcext:value-type="float">
            <text:p>0.2406659799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0820882E-019" calcext:value-type="float">
            <text:p>2.85930760820882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2.85930760820882E-019" calcext:value-type="float">
            <text:p>2.85930760820882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39288774" calcext:value-type="float">
            <text:p>3395.4003928877</text:p>
          </table:table-cell>
          <table:table-cell/>
          <table:table-cell table:style-name="ce4" table:formula="of:=[.F45]" office:value-type="float" office:value="3395.40039288774" calcext:value-type="float">
            <text:p>3395.4003928877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0489156" calcext:value-type="float">
            <text:p>0.04813319</text:p>
          </table:table-cell>
          <table:table-cell/>
          <table:table-cell table:style-name="ce3" office:value-type="float" office:value="0.048133192257059" calcext:value-type="float">
            <text:p>0.0481331923</text:p>
          </table:table-cell>
          <table:table-cell/>
          <table:table-cell table:formula="of:=[.D46]/[.F46]" office:value-type="float" office:value="0.99999995412431" calcext:value-type="float">
            <text:p>0.9999999541</text:p>
          </table:table-cell>
          <table:table-cell table:formula="of:=[.D46]-[.F46]" office:value-type="float" office:value="-0.00000000220814340423647" calcext:value-type="float">
            <text:p>-2.20814340423647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2570588" calcext:value-type="float">
            <text:p>0.0481331923</text:p>
          </table:table-cell>
          <table:table-cell/>
          <table:table-cell table:style-name="ce4" table:formula="of:=[.F46]" office:value-type="float" office:value="0.048133192257059" calcext:value-type="float">
            <text:p>0.0481331923</text:p>
          </table:table-cell>
          <table:table-cell/>
          <table:table-cell table:formula="of:=[.M46]/[.O46]" office:value-type="float" office:value="0.999999999999996" calcext:value-type="float">
            <text:p>1</text:p>
          </table:table-cell>
          <table:table-cell table:formula="of:=[.M46]-[.O46]" office:value-type="float" office:value="-2.08166817117217E-016" calcext:value-type="float">
            <text:p>-2.08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5709135E-020" calcext:value-type="float">
            <text:p>2.85930755709135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2.85930755709135E-020" calcext:value-type="float">
            <text:p>2.85930755709135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93000680735275" calcext:value-type="float">
            <text:p>0.0039300068</text:p>
          </table:table-cell>
          <table:table-cell/>
          <table:table-cell table:style-name="ce3" office:value-type="float" office:value="0.00393000680719618" calcext:value-type="float">
            <text:p>0.0039300068</text:p>
          </table:table-cell>
          <table:table-cell/>
          <table:table-cell table:formula="of:=[.D48]/[.F48]" office:value-type="float" office:value="1.00000000003984" calcext:value-type="float">
            <text:p>1</text:p>
          </table:table-cell>
          <table:table-cell table:formula="of:=[.D48]-[.F48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393000680719636" calcext:value-type="float">
            <text:p>0.0039300068</text:p>
          </table:table-cell>
          <table:table-cell/>
          <table:table-cell table:style-name="ce4" table:formula="of:=[.F48]" office:value-type="float" office:value="0.00393000680719618" calcext:value-type="float">
            <text:p>0.0039300068</text:p>
          </table:table-cell>
          <table:table-cell/>
          <table:table-cell table:formula="of:=[.M48]/[.O48]" office:value-type="float" office:value="1.00000000000005" calcext:value-type="float">
            <text:p>1</text:p>
          </table:table-cell>
          <table:table-cell table:formula="of:=[.M48]-[.O48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46733733" calcext:value-type="float">
            <text:p>0.2406659467</text:p>
          </table:table-cell>
          <table:table-cell/>
          <table:table-cell table:style-name="ce3" office:value-type="float" office:value="0.240665979863893" calcext:value-type="float">
            <text:p>0.2406659799</text:p>
          </table:table-cell>
          <table:table-cell/>
          <table:table-cell table:formula="of:=[.D49]/[.F49]" office:value-type="float" office:value="0.999999862339663" calcext:value-type="float">
            <text:p>0.9999998623</text:p>
          </table:table-cell>
          <table:table-cell table:formula="of:=[.D49]-[.F49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79863893" calcext:value-type="float">
            <text:p>0.2406659799</text:p>
          </table:table-cell>
          <table:table-cell/>
          <table:table-cell table:style-name="ce4" table:formula="of:=[.F49]" office:value-type="float" office:value="0.240665979863893" calcext:value-type="float">
            <text:p>0.2406659799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0820882E-019" calcext:value-type="float">
            <text:p>2.85930760820882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2.85930760820882E-019" calcext:value-type="float">
            <text:p>2.85930760820882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39288774" calcext:value-type="float">
            <text:p>3395.4003928877</text:p>
          </table:table-cell>
          <table:table-cell/>
          <table:table-cell table:style-name="ce4" table:formula="of:=[.F33]" office:value-type="float" office:value="3395.40039288774" calcext:value-type="float">
            <text:p>3395.4003928877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257059" calcext:value-type="float">
            <text:p>0.0481331923</text:p>
          </table:table-cell>
          <table:table-cell/>
          <table:table-cell table:style-name="ce4" table:formula="of:=[.F34]" office:value-type="float" office:value="0.048133192257059" calcext:value-type="float">
            <text:p>0.04813319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93000680719618" calcext:value-type="float">
            <text:p>0.0039300068</text:p>
          </table:table-cell>
          <table:table-cell/>
          <table:table-cell table:style-name="ce4" table:formula="of:=[.F36]" office:value-type="float" office:value="0.00393000680719618" calcext:value-type="float">
            <text:p>0.0039300068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79863893" calcext:value-type="float">
            <text:p>0.2406659799</text:p>
          </table:table-cell>
          <table:table-cell/>
          <table:table-cell table:style-name="ce4" table:formula="of:=[.F37]" office:value-type="float" office:value="0.240665979863893" calcext:value-type="float">
            <text:p>0.2406659799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39288774" calcext:value-type="float">
            <text:p>3395.4003928877</text:p>
          </table:table-cell>
          <table:table-cell/>
          <table:table-cell table:style-name="ce4" table:formula="of:=[.F21]" office:value-type="float" office:value="3395.40039288774" calcext:value-type="float">
            <text:p>3395.4003928877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257059" calcext:value-type="float">
            <text:p>0.0481331923</text:p>
          </table:table-cell>
          <table:table-cell/>
          <table:table-cell table:style-name="ce4" table:formula="of:=[.F22]" office:value-type="float" office:value="0.048133192257059" calcext:value-type="float">
            <text:p>0.04813319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93000680719618" calcext:value-type="float">
            <text:p>0.0039300068</text:p>
          </table:table-cell>
          <table:table-cell/>
          <table:table-cell table:style-name="ce4" table:formula="of:=[.F24]" office:value-type="float" office:value="0.00393000680719618" calcext:value-type="float">
            <text:p>0.0039300068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79863893" calcext:value-type="float">
            <text:p>0.2406659799</text:p>
          </table:table-cell>
          <table:table-cell/>
          <table:table-cell table:style-name="ce4" table:formula="of:=[.F25]" office:value-type="float" office:value="0.240665979863893" calcext:value-type="float">
            <text:p>0.2406659799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72.09749979502" calcext:value-type="float">
            <text:p>3472.097499795</text:p>
          </table:table-cell>
          <table:table-cell/>
          <table:table-cell table:style-name="ce3" office:value-type="float" office:value="3472.0974878115" calcext:value-type="float">
            <text:p>3472.0974878115</text:p>
          </table:table-cell>
          <table:table-cell/>
          <table:table-cell table:formula="of:=[.D9]/[.F9]" office:value-type="float" office:value="1.00000000345138" calcext:value-type="float">
            <text:p>1.0000000035</text:p>
          </table:table-cell>
          <table:table-cell table:formula="of:=[.D9]-[.F9]" office:value-type="float" office:value="0.0000119835203804541" calcext:value-type="float">
            <text:p>1.19835203804541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21]" office:value-type="float" office:value="3472.09746498779" calcext:value-type="float">
            <text:p>3472.0974649878</text:p>
          </table:table-cell>
          <table:table-cell/>
          <table:table-cell table:formula="of:=[.M9]/[.O9]" office:value-type="float" office:value="1.00000000657346" calcext:value-type="float">
            <text:p>1.0000000066</text:p>
          </table:table-cell>
          <table:table-cell table:formula="of:=[.M9]-[.O9]" office:value-type="float" office:value="0.0000228237099690887" calcext:value-type="float">
            <text:p>2.28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805278538022" calcext:value-type="float">
            <text:p>18.6805278538</text:p>
          </table:table-cell>
          <table:table-cell/>
          <table:table-cell table:style-name="ce3" office:value-type="float" office:value="18.6909909647294" calcext:value-type="float">
            <text:p>18.6909909647</text:p>
          </table:table-cell>
          <table:table-cell/>
          <table:table-cell table:formula="of:=[.D10]/[.F10]" office:value-type="float" office:value="0.999440205661276" calcext:value-type="float">
            <text:p>0.9994402057</text:p>
          </table:table-cell>
          <table:table-cell table:formula="of:=[.D10]-[.F10]" office:value-type="float" office:value="-0.0104631109272013" calcext:value-type="float">
            <text:p>-0.01046311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22]" office:value-type="float" office:value="18.6909907431626" calcext:value-type="float">
            <text:p>18.6909907432</text:p>
          </table:table-cell>
          <table:table-cell/>
          <table:table-cell table:formula="of:=[.M10]/[.O10]" office:value-type="float" office:value="1.0000000118542" calcext:value-type="float">
            <text:p>1.0000000119</text:p>
          </table:table-cell>
          <table:table-cell table:formula="of:=[.M10]-[.O10]" office:value-type="float" office:value="0.000000221566800462369" calcext:value-type="float">
            <text:p>2.2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334922019912623" calcext:value-type="float">
            <text:p>-0.033492202</text:p>
          </table:table-cell>
          <table:table-cell/>
          <table:table-cell table:style-name="ce3" office:value-type="float" office:value="3.76785392843758E-015" calcext:value-type="float">
            <text:p>3.76785392843758E-015</text:p>
          </table:table-cell>
          <table:table-cell/>
          <table:table-cell table:formula="of:=[.D11]/[.F11]" office:value-type="float" office:value="-8888933230262.07" calcext:value-type="float">
            <text:p>-8888933230262.07</text:p>
          </table:table-cell>
          <table:table-cell table:formula="of:=[.D11]-[.F11]" office:value-type="float" office:value="-0.0334922019912661" calcext:value-type="float">
            <text:p>-0.0334922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23]" office:value-type="float" office:value="-0.0000000000000276651047537724" calcext:value-type="float">
            <text:p>-2.76651047537724E-014</text:p>
          </table:table-cell>
          <table:table-cell/>
          <table:table-cell table:formula="of:=[.M11]/[.O11]" office:value-type="float" office:value="-0.136195180245027" calcext:value-type="float">
            <text:p>-0.1361951802</text:p>
          </table:table-cell>
          <table:table-cell table:formula="of:=[.M11]-[.O11]" office:value-type="float" office:value="0.00000000000003143295868221" calcext:value-type="float">
            <text:p>3.14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34805000053712" calcext:value-type="float">
            <text:p>2.3480500005</text:p>
          </table:table-cell>
          <table:table-cell/>
          <table:table-cell table:style-name="ce3" office:value-type="float" office:value="2.34804954558299" calcext:value-type="float">
            <text:p>2.3480495456</text:p>
          </table:table-cell>
          <table:table-cell/>
          <table:table-cell table:formula="of:=[.D12]/[.F12]" office:value-type="float" office:value="1.00000019375832" calcext:value-type="float">
            <text:p>1.0000001938</text:p>
          </table:table-cell>
          <table:table-cell table:formula="of:=[.D12]-[.F12]" office:value-type="float" office:value="0.000000454954129924801" calcext:value-type="float">
            <text:p>0.0000004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24]" office:value-type="float" office:value="2.34804991441237" calcext:value-type="float">
            <text:p>2.3480499144</text:p>
          </table:table-cell>
          <table:table-cell/>
          <table:table-cell table:formula="of:=[.M12]/[.O12]" office:value-type="float" office:value="0.99999984292098" calcext:value-type="float">
            <text:p>0.9999998429</text:p>
          </table:table-cell>
          <table:table-cell table:formula="of:=[.M12]-[.O12]" office:value-type="float" office:value="-0.000000368829379926439" calcext:value-type="float">
            <text:p>-3.69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7765832074871" calcext:value-type="float">
            <text:p>0.2477658321</text:p>
          </table:table-cell>
          <table:table-cell/>
          <table:table-cell table:style-name="ce3" office:value-type="float" office:value="0.247989737985368" calcext:value-type="float">
            <text:p>0.247989738</text:p>
          </table:table-cell>
          <table:table-cell/>
          <table:table-cell table:formula="of:=[.D13]/[.F13]" office:value-type="float" office:value="0.999097116226196" calcext:value-type="float">
            <text:p>0.9990971162</text:p>
          </table:table-cell>
          <table:table-cell table:formula="of:=[.D13]-[.F13]" office:value-type="float" office:value="-0.000223905910497008" calcext:value-type="float">
            <text:p>-0.00022390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25]" office:value-type="float" office:value="0.247989741561711" calcext:value-type="float">
            <text:p>0.2479897416</text:p>
          </table:table-cell>
          <table:table-cell/>
          <table:table-cell table:formula="of:=[.M13]/[.O13]" office:value-type="float" office:value="0.999999985578666" calcext:value-type="float">
            <text:p>0.9999999856</text:p>
          </table:table-cell>
          <table:table-cell table:formula="of:=[.M13]-[.O13]" office:value-type="float" office:value="-0.00000000357634299952281" calcext:value-type="float">
            <text:p>-3.58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69749596348971" calcext:value-type="float">
            <text:p>-0.0007697496</text:p>
          </table:table-cell>
          <table:table-cell/>
          <table:table-cell table:style-name="ce3" office:value-type="float" office:value="1.09335881016693E-016" calcext:value-type="float">
            <text:p>1.09335881016693E-016</text:p>
          </table:table-cell>
          <table:table-cell/>
          <table:table-cell table:formula="of:=[.D14]/[.F14]" office:value-type="float" office:value="-7040228598253.57" calcext:value-type="float">
            <text:p>-7040228598253.57</text:p>
          </table:table-cell>
          <table:table-cell table:formula="of:=[.D14]-[.F14]" office:value-type="float" office:value="-0.00076974959634908" calcext:value-type="float">
            <text:p>-0.000769749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26]" office:value-type="float" office:value="-1.01806417990731E-015" calcext:value-type="float">
            <text:p>-1.01806417990731E-015</text:p>
          </table:table-cell>
          <table:table-cell/>
          <table:table-cell table:formula="of:=[.M14]/[.O14]" office:value-type="float" office:value="-0.107395862829245" calcext:value-type="float">
            <text:p>-0.1073958628</text:p>
          </table:table-cell>
          <table:table-cell table:formula="of:=[.M14]-[.O14]" office:value-type="float" office:value="1.127400060924E-015" calcext:value-type="float">
            <text:p>1.1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72.09749979502" calcext:value-type="float">
            <text:p>3472.097499795</text:p>
          </table:table-cell>
          <table:table-cell/>
          <table:table-cell table:style-name="ce3" office:value-type="float" office:value="3472.09746498779" calcext:value-type="float">
            <text:p>3472.0974649878</text:p>
          </table:table-cell>
          <table:table-cell/>
          <table:table-cell table:formula="of:=[.D21]/[.F21]" office:value-type="float" office:value="1.00000001002484" calcext:value-type="float">
            <text:p>1.00000001</text:p>
          </table:table-cell>
          <table:table-cell table:formula="of:=[.D21]-[.F21]" office:value-type="float" office:value="0.0000348072303495428" calcext:value-type="float">
            <text:p>3.48072303495428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33]" office:value-type="float" office:value="3472.09749546883" calcext:value-type="float">
            <text:p>3472.0974954688</text:p>
          </table:table-cell>
          <table:table-cell/>
          <table:table-cell table:formula="of:=[.M21]/[.O21]" office:value-type="float" office:value="0.99999999779461" calcext:value-type="float">
            <text:p>0.9999999978</text:p>
          </table:table-cell>
          <table:table-cell table:formula="of:=[.M21]-[.O21]" office:value-type="float" office:value="-0.00000765733011576231" calcext:value-type="float">
            <text:p>-7.6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805278538022" calcext:value-type="float">
            <text:p>18.6805278538</text:p>
          </table:table-cell>
          <table:table-cell/>
          <table:table-cell table:style-name="ce3" office:value-type="float" office:value="18.6909907431626" calcext:value-type="float">
            <text:p>18.6909907432</text:p>
          </table:table-cell>
          <table:table-cell/>
          <table:table-cell table:formula="of:=[.D22]/[.F22]" office:value-type="float" office:value="0.999440217508843" calcext:value-type="float">
            <text:p>0.9994402175</text:p>
          </table:table-cell>
          <table:table-cell table:formula="of:=[.D22]-[.F22]" office:value-type="float" office:value="-0.0104628893604009" calcext:value-type="float">
            <text:p>-0.01046288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34]" office:value-type="float" office:value="18.6909910416744" calcext:value-type="float">
            <text:p>18.6909910417</text:p>
          </table:table-cell>
          <table:table-cell/>
          <table:table-cell table:formula="of:=[.M22]/[.O22]" office:value-type="float" office:value="0.999999995883311" calcext:value-type="float">
            <text:p>0.9999999959</text:p>
          </table:table-cell>
          <table:table-cell table:formula="of:=[.M22]-[.O22]" office:value-type="float" office:value="-0.0000000769449997051197" calcext:value-type="float">
            <text:p>-7.6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922019912623" calcext:value-type="float">
            <text:p>-0.033492202</text:p>
          </table:table-cell>
          <table:table-cell/>
          <table:table-cell table:style-name="ce3" office:value-type="float" office:value="-0.0000000000000276651047537724" calcext:value-type="float">
            <text:p>-2.76651047537724E-014</text:p>
          </table:table-cell>
          <table:table-cell/>
          <table:table-cell table:formula="of:=[.D23]/[.F23]" office:value-type="float" office:value="1210629863481.55" calcext:value-type="float">
            <text:p>1210629863481.55</text:p>
          </table:table-cell>
          <table:table-cell table:formula="of:=[.D23]-[.F23]" office:value-type="float" office:value="-0.0334922019912346" calcext:value-type="float">
            <text:p>-0.0334922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35]" office:value-type="float" office:value="0.0000000000000101757009038377" calcext:value-type="float">
            <text:p>1.01757009038377E-014</text:p>
          </table:table-cell>
          <table:table-cell/>
          <table:table-cell table:formula="of:=[.M23]/[.O23]" office:value-type="float" office:value="0.370279547723003" calcext:value-type="float">
            <text:p>0.3702795477</text:p>
          </table:table-cell>
          <table:table-cell table:formula="of:=[.M23]-[.O23]" office:value-type="float" office:value="-6.40784697540012E-015" calcext:value-type="float">
            <text:p>-6.4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34805000053712" calcext:value-type="float">
            <text:p>2.3480500005</text:p>
          </table:table-cell>
          <table:table-cell/>
          <table:table-cell table:style-name="ce3" office:value-type="float" office:value="2.34804991441237" calcext:value-type="float">
            <text:p>2.3480499144</text:p>
          </table:table-cell>
          <table:table-cell/>
          <table:table-cell table:formula="of:=[.D24]/[.F24]" office:value-type="float" office:value="1.00000003667927" calcext:value-type="float">
            <text:p>1.0000000367</text:p>
          </table:table-cell>
          <table:table-cell table:formula="of:=[.D24]-[.F24]" office:value-type="float" office:value="0.000000086124749998362" calcext:value-type="float">
            <text:p>8.612474999836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36]" office:value-type="float" office:value="2.34804942672291" calcext:value-type="float">
            <text:p>2.3480494267</text:p>
          </table:table-cell>
          <table:table-cell/>
          <table:table-cell table:formula="of:=[.M24]/[.O24]" office:value-type="float" office:value="1.00000005062077" calcext:value-type="float">
            <text:p>1.0000000506</text:p>
          </table:table-cell>
          <table:table-cell table:formula="of:=[.M24]-[.O24]" office:value-type="float" office:value="0.000000118860080000616" calcext:value-type="float">
            <text:p>1.1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7765832074871" calcext:value-type="float">
            <text:p>0.2477658321</text:p>
          </table:table-cell>
          <table:table-cell/>
          <table:table-cell table:style-name="ce3" office:value-type="float" office:value="0.247989741561711" calcext:value-type="float">
            <text:p>0.2479897416</text:p>
          </table:table-cell>
          <table:table-cell/>
          <table:table-cell table:formula="of:=[.D25]/[.F25]" office:value-type="float" office:value="0.999097101817882" calcext:value-type="float">
            <text:p>0.9990971018</text:p>
          </table:table-cell>
          <table:table-cell table:formula="of:=[.D25]-[.F25]" office:value-type="float" office:value="-0.000223909486840007" calcext:value-type="float">
            <text:p>-0.000223909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37]" office:value-type="float" office:value="0.247989736879223" calcext:value-type="float">
            <text:p>0.2479897369</text:p>
          </table:table-cell>
          <table:table-cell/>
          <table:table-cell table:formula="of:=[.M25]/[.O25]" office:value-type="float" office:value="1.00000000446045" calcext:value-type="float">
            <text:p>1.0000000045</text:p>
          </table:table-cell>
          <table:table-cell table:formula="of:=[.M25]-[.O25]" office:value-type="float" office:value="0.00000000110614500892225" calcext:value-type="float">
            <text:p>1.1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749596348971" calcext:value-type="float">
            <text:p>-0.0007697496</text:p>
          </table:table-cell>
          <table:table-cell/>
          <table:table-cell table:style-name="ce3" office:value-type="float" office:value="-1.01806417990731E-015" calcext:value-type="float">
            <text:p>-1.01806417990731E-015</text:p>
          </table:table-cell>
          <table:table-cell/>
          <table:table-cell table:formula="of:=[.D26]/[.F26]" office:value-type="float" office:value="756091424824.566" calcext:value-type="float">
            <text:p>756091424824.566</text:p>
          </table:table-cell>
          <table:table-cell table:formula="of:=[.D26]-[.F26]" office:value-type="float" office:value="-0.000769749596347953" calcext:value-type="float">
            <text:p>-0.000769749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38]" office:value-type="float" office:value="3.22472818647245E-016" calcext:value-type="float">
            <text:p>3.22472818647245E-016</text:p>
          </table:table-cell>
          <table:table-cell/>
          <table:table-cell table:formula="of:=[.M26]/[.O26]" office:value-type="float" office:value="0.339054564274132" calcext:value-type="float">
            <text:p>0.3390545643</text:p>
          </table:table-cell>
          <table:table-cell table:formula="of:=[.M26]-[.O26]" office:value-type="float" office:value="-2.13136937630552E-016" calcext:value-type="float">
            <text:p>-2.1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72.09749979502" calcext:value-type="float">
            <text:p>3472.097499795</text:p>
          </table:table-cell>
          <table:table-cell/>
          <table:table-cell table:style-name="ce3" office:value-type="float" office:value="3472.09749546883" calcext:value-type="float">
            <text:p>3472.0974954688</text:p>
          </table:table-cell>
          <table:table-cell/>
          <table:table-cell table:formula="of:=[.D33]/[.F33]" office:value-type="float" office:value="1.00000000124599" calcext:value-type="float">
            <text:p>1.0000000012</text:p>
          </table:table-cell>
          <table:table-cell table:formula="of:=[.D33]-[.F33]" office:value-type="float" office:value="0.00000432619026469183" calcext:value-type="float">
            <text:p>4.3261902646918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72.09749546883" calcext:value-type="float">
            <text:p>3472.0974954688</text:p>
          </table:table-cell>
          <table:table-cell/>
          <table:table-cell table:style-name="ce4" table:formula="of:=[.F21]" office:value-type="float" office:value="3472.09746498779" calcext:value-type="float">
            <text:p>3472.0974649878</text:p>
          </table:table-cell>
          <table:table-cell/>
          <table:table-cell table:formula="of:=[.M33]/[.O33]" office:value-type="float" office:value="1.00000000877886" calcext:value-type="float">
            <text:p>1.0000000088</text:p>
          </table:table-cell>
          <table:table-cell table:formula="of:=[.M33]-[.O33]" office:value-type="float" office:value="0.000030481040084851" calcext:value-type="float">
            <text:p>3.0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805278538022" calcext:value-type="float">
            <text:p>18.6805278538</text:p>
          </table:table-cell>
          <table:table-cell/>
          <table:table-cell table:style-name="ce3" office:value-type="float" office:value="18.6909910416744" calcext:value-type="float">
            <text:p>18.6909910417</text:p>
          </table:table-cell>
          <table:table-cell/>
          <table:table-cell table:formula="of:=[.D34]/[.F34]" office:value-type="float" office:value="0.999440201546891" calcext:value-type="float">
            <text:p>0.9994402015</text:p>
          </table:table-cell>
          <table:table-cell table:formula="of:=[.D34]-[.F34]" office:value-type="float" office:value="-0.010463187872201" calcext:value-type="float">
            <text:p>-0.010463187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6909910416744" calcext:value-type="float">
            <text:p>18.6909910417</text:p>
          </table:table-cell>
          <table:table-cell/>
          <table:table-cell table:style-name="ce4" table:formula="of:=[.F22]" office:value-type="float" office:value="18.6909907431626" calcext:value-type="float">
            <text:p>18.6909907432</text:p>
          </table:table-cell>
          <table:table-cell/>
          <table:table-cell table:formula="of:=[.M34]/[.O34]" office:value-type="float" office:value="1.00000001597089" calcext:value-type="float">
            <text:p>1.000000016</text:p>
          </table:table-cell>
          <table:table-cell table:formula="of:=[.M34]-[.O34]" office:value-type="float" office:value="0.000000298511800167489" calcext:value-type="float">
            <text:p>2.9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922019912623" calcext:value-type="float">
            <text:p>-0.033492202</text:p>
          </table:table-cell>
          <table:table-cell/>
          <table:table-cell table:style-name="ce3" office:value-type="float" office:value="0.0000000000000101757009038377" calcext:value-type="float">
            <text:p>1.01757009038377E-014</text:p>
          </table:table-cell>
          <table:table-cell/>
          <table:table-cell table:formula="of:=[.D35]/[.F35]" office:value-type="float" office:value="-3291390176241.42" calcext:value-type="float">
            <text:p>-3291390176241.42</text:p>
          </table:table-cell>
          <table:table-cell table:formula="of:=[.D35]-[.F35]" office:value-type="float" office:value="-0.0334922019912725" calcext:value-type="float">
            <text:p>-0.0334922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0000101757009038377" calcext:value-type="float">
            <text:p>1.01757009038377E-014</text:p>
          </table:table-cell>
          <table:table-cell/>
          <table:table-cell table:style-name="ce4" table:formula="of:=[.F23]" office:value-type="float" office:value="-0.0000000000000276651047537724" calcext:value-type="float">
            <text:p>-2.76651047537724E-014</text:p>
          </table:table-cell>
          <table:table-cell/>
          <table:table-cell table:formula="of:=[.M35]/[.O35]" office:value-type="float" office:value="-0.367817183213454" calcext:value-type="float">
            <text:p>-0.3678171832</text:p>
          </table:table-cell>
          <table:table-cell table:formula="of:=[.M35]-[.O35]" office:value-type="float" office:value="0.0000000000000378408056576101" calcext:value-type="float">
            <text:p>3.7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34805000053712" calcext:value-type="float">
            <text:p>2.3480500005</text:p>
          </table:table-cell>
          <table:table-cell/>
          <table:table-cell table:style-name="ce3" office:value-type="float" office:value="2.34804942672291" calcext:value-type="float">
            <text:p>2.3480494267</text:p>
          </table:table-cell>
          <table:table-cell/>
          <table:table-cell table:formula="of:=[.D36]/[.F36]" office:value-type="float" office:value="1.0000002443791" calcext:value-type="float">
            <text:p>1.0000002444</text:p>
          </table:table-cell>
          <table:table-cell table:formula="of:=[.D36]-[.F36]" office:value-type="float" office:value="0.000000573814209925416" calcext:value-type="float">
            <text:p>5.7381420992541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34804942672291" calcext:value-type="float">
            <text:p>2.3480494267</text:p>
          </table:table-cell>
          <table:table-cell/>
          <table:table-cell table:style-name="ce4" table:formula="of:=[.F24]" office:value-type="float" office:value="2.34804991441237" calcext:value-type="float">
            <text:p>2.3480499144</text:p>
          </table:table-cell>
          <table:table-cell/>
          <table:table-cell table:formula="of:=[.M36]/[.O36]" office:value-type="float" office:value="0.999999792300216" calcext:value-type="float">
            <text:p>0.9999997923</text:p>
          </table:table-cell>
          <table:table-cell table:formula="of:=[.M36]-[.O36]" office:value-type="float" office:value="-0.000000487689459927054" calcext:value-type="float">
            <text:p>-4.8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7765832074871" calcext:value-type="float">
            <text:p>0.2477658321</text:p>
          </table:table-cell>
          <table:table-cell/>
          <table:table-cell table:style-name="ce3" office:value-type="float" office:value="0.247989736879223" calcext:value-type="float">
            <text:p>0.2479897369</text:p>
          </table:table-cell>
          <table:table-cell/>
          <table:table-cell table:formula="of:=[.D37]/[.F37]" office:value-type="float" office:value="0.999097120682615" calcext:value-type="float">
            <text:p>0.9990971207</text:p>
          </table:table-cell>
          <table:table-cell table:formula="of:=[.D37]-[.F37]" office:value-type="float" office:value="-0.000223904804351999" calcext:value-type="float">
            <text:p>-0.000223904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7989736879223" calcext:value-type="float">
            <text:p>0.2479897369</text:p>
          </table:table-cell>
          <table:table-cell/>
          <table:table-cell table:style-name="ce4" table:formula="of:=[.F25]" office:value-type="float" office:value="0.247989741561711" calcext:value-type="float">
            <text:p>0.2479897416</text:p>
          </table:table-cell>
          <table:table-cell/>
          <table:table-cell table:formula="of:=[.M37]/[.O37]" office:value-type="float" office:value="0.999999981118219" calcext:value-type="float">
            <text:p>0.9999999811</text:p>
          </table:table-cell>
          <table:table-cell table:formula="of:=[.M37]-[.O37]" office:value-type="float" office:value="-0.00000000468248800844506" calcext:value-type="float">
            <text:p>-4.6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749596348971" calcext:value-type="float">
            <text:p>-0.0007697496</text:p>
          </table:table-cell>
          <table:table-cell/>
          <table:table-cell table:style-name="ce3" office:value-type="float" office:value="3.22472818647245E-016" calcext:value-type="float">
            <text:p>3.22472818647245E-016</text:p>
          </table:table-cell>
          <table:table-cell/>
          <table:table-cell table:formula="of:=[.D38]/[.F38]" office:value-type="float" office:value="-2387021639771.15" calcext:value-type="float">
            <text:p>-2387021639771.15</text:p>
          </table:table-cell>
          <table:table-cell table:formula="of:=[.D38]-[.F38]" office:value-type="float" office:value="-0.000769749596349294" calcext:value-type="float">
            <text:p>-0.000769749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3.22472818647245E-016" calcext:value-type="float">
            <text:p>3.22472818647245E-016</text:p>
          </table:table-cell>
          <table:table-cell/>
          <table:table-cell table:style-name="ce4" table:formula="of:=[.F26]" office:value-type="float" office:value="-1.01806417990731E-015" calcext:value-type="float">
            <text:p>-1.01806417990731E-015</text:p>
          </table:table-cell>
          <table:table-cell/>
          <table:table-cell table:formula="of:=[.M38]/[.O38]" office:value-type="float" office:value="-0.31675097210139" calcext:value-type="float">
            <text:p>-0.3167509721</text:p>
          </table:table-cell>
          <table:table-cell table:formula="of:=[.M38]-[.O38]" office:value-type="float" office:value="1.34053699855456E-015" calcext:value-type="float">
            <text:p>1.3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72.09749979502" calcext:value-type="float">
            <text:p>3472.097499795</text:p>
          </table:table-cell>
          <table:table-cell/>
          <table:table-cell table:style-name="ce3" office:value-type="float" office:value="3472.09748781476" calcext:value-type="float">
            <text:p>3472.0974878148</text:p>
          </table:table-cell>
          <table:table-cell/>
          <table:table-cell table:formula="of:=[.D45]/[.F45]" office:value-type="float" office:value="1.00000000345044" calcext:value-type="float">
            <text:p>1.0000000035</text:p>
          </table:table-cell>
          <table:table-cell table:formula="of:=[.D45]-[.F45]" office:value-type="float" office:value="0.0000119802602966956" calcext:value-type="float">
            <text:p>1.1980260296695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45]" office:value-type="float" office:value="3472.09748781476" calcext:value-type="float">
            <text:p>3472.0974878148</text:p>
          </table:table-cell>
          <table:table-cell/>
          <table:table-cell table:formula="of:=[.M45]/[.O45]" office:value-type="float" office:value="0.999999999999061" calcext:value-type="float">
            <text:p>1</text:p>
          </table:table-cell>
          <table:table-cell table:formula="of:=[.M45]-[.O45]" office:value-type="float" office:value="-0.00000000326008375850506" calcext:value-type="float">
            <text:p>-3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805278538022" calcext:value-type="float">
            <text:p>18.6805278538</text:p>
          </table:table-cell>
          <table:table-cell/>
          <table:table-cell table:style-name="ce3" office:value-type="float" office:value="18.6909909647498" calcext:value-type="float">
            <text:p>18.6909909647</text:p>
          </table:table-cell>
          <table:table-cell/>
          <table:table-cell table:formula="of:=[.D46]/[.F46]" office:value-type="float" office:value="0.999440205660185" calcext:value-type="float">
            <text:p>0.9994402057</text:p>
          </table:table-cell>
          <table:table-cell table:formula="of:=[.D46]-[.F46]" office:value-type="float" office:value="-0.010463110947601" calcext:value-type="float">
            <text:p>-0.01046311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46]" office:value-type="float" office:value="18.6909909647498" calcext:value-type="float">
            <text:p>18.6909909647</text:p>
          </table:table-cell>
          <table:table-cell/>
          <table:table-cell table:formula="of:=[.M46]/[.O46]" office:value-type="float" office:value="0.999999999998908" calcext:value-type="float">
            <text:p>1</text:p>
          </table:table-cell>
          <table:table-cell table:formula="of:=[.M46]-[.O46]" office:value-type="float" office:value="-0.0000000000203996819436725" calcext:value-type="float">
            <text:p>-2.04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922019912623" calcext:value-type="float">
            <text:p>-0.033492202</text:p>
          </table:table-cell>
          <table:table-cell/>
          <table:table-cell table:style-name="ce3" office:value-type="float" office:value="-0.0000000000000193605462783474" calcext:value-type="float">
            <text:p>-1.93605462783474E-014</text:p>
          </table:table-cell>
          <table:table-cell/>
          <table:table-cell table:formula="of:=[.D47]/[.F47]" office:value-type="float" office:value="1729920298205.61" calcext:value-type="float">
            <text:p>1729920298205.61</text:p>
          </table:table-cell>
          <table:table-cell table:formula="of:=[.D47]-[.F47]" office:value-type="float" office:value="-0.0334922019912429" calcext:value-type="float">
            <text:p>-0.0334922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47]" office:value-type="float" office:value="-0.0000000000000193605462783474" calcext:value-type="float">
            <text:p>-1.93605462783474E-014</text:p>
          </table:table-cell>
          <table:table-cell/>
          <table:table-cell table:formula="of:=[.M47]/[.O47]" office:value-type="float" office:value="-0.19461506272948" calcext:value-type="float">
            <text:p>-0.1946150627</text:p>
          </table:table-cell>
          <table:table-cell table:formula="of:=[.M47]-[.O47]" office:value-type="float" office:value="0.000000000000023128400206785" calcext:value-type="float">
            <text:p>2.31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34805000053712" calcext:value-type="float">
            <text:p>2.3480500005</text:p>
          </table:table-cell>
          <table:table-cell/>
          <table:table-cell table:style-name="ce3" office:value-type="float" office:value="2.34804954551386" calcext:value-type="float">
            <text:p>2.3480495455</text:p>
          </table:table-cell>
          <table:table-cell/>
          <table:table-cell table:formula="of:=[.D48]/[.F48]" office:value-type="float" office:value="1.00000019378776" calcext:value-type="float">
            <text:p>1.0000001938</text:p>
          </table:table-cell>
          <table:table-cell table:formula="of:=[.D48]-[.F48]" office:value-type="float" office:value="0.00000045502325995983" calcext:value-type="float">
            <text:p>0.0000004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48]" office:value-type="float" office:value="2.34804954551386" calcext:value-type="float">
            <text:p>2.3480495455</text:p>
          </table:table-cell>
          <table:table-cell/>
          <table:table-cell table:formula="of:=[.M48]/[.O48]" office:value-type="float" office:value="1.00000000002944" calcext:value-type="float">
            <text:p>1</text:p>
          </table:table-cell>
          <table:table-cell table:formula="of:=[.M48]-[.O48]" office:value-type="float" office:value="0.0000000000691300350297297" calcext:value-type="float">
            <text:p>6.9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7765832074871" calcext:value-type="float">
            <text:p>0.2477658321</text:p>
          </table:table-cell>
          <table:table-cell/>
          <table:table-cell table:style-name="ce3" office:value-type="float" office:value="0.247989737984651" calcext:value-type="float">
            <text:p>0.247989738</text:p>
          </table:table-cell>
          <table:table-cell/>
          <table:table-cell table:formula="of:=[.D49]/[.F49]" office:value-type="float" office:value="0.999097116229084" calcext:value-type="float">
            <text:p>0.9990971162</text:p>
          </table:table-cell>
          <table:table-cell table:formula="of:=[.D49]-[.F49]" office:value-type="float" office:value="-0.000223905909779998" calcext:value-type="float">
            <text:p>-0.00022390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49]" office:value-type="float" office:value="0.247989737984651" calcext:value-type="float">
            <text:p>0.247989738</text:p>
          </table:table-cell>
          <table:table-cell/>
          <table:table-cell table:formula="of:=[.M49]/[.O49]" office:value-type="float" office:value="1.00000000000289" calcext:value-type="float">
            <text:p>1</text:p>
          </table:table-cell>
          <table:table-cell table:formula="of:=[.M49]-[.O49]" office:value-type="float" office:value="0.000000000000717009784878542" calcext:value-type="float">
            <text:p>7.1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749596348971" calcext:value-type="float">
            <text:p>-0.0007697496</text:p>
          </table:table-cell>
          <table:table-cell/>
          <table:table-cell table:style-name="ce3" office:value-type="float" office:value="-4.74406671842183E-016" calcext:value-type="float">
            <text:p>-4.74406671842183E-016</text:p>
          </table:table-cell>
          <table:table-cell/>
          <table:table-cell table:formula="of:=[.D50]/[.F50]" office:value-type="float" office:value="1622552215296.49" calcext:value-type="float">
            <text:p>1622552215296.49</text:p>
          </table:table-cell>
          <table:table-cell table:formula="of:=[.D50]-[.F50]" office:value-type="float" office:value="-0.000769749596348497" calcext:value-type="float">
            <text:p>-0.000769749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50]" office:value-type="float" office:value="-4.74406671842183E-016" calcext:value-type="float">
            <text:p>-4.74406671842183E-016</text:p>
          </table:table-cell>
          <table:table-cell/>
          <table:table-cell table:formula="of:=[.M50]/[.O50]" office:value-type="float" office:value="-0.230468683317896" calcext:value-type="float">
            <text:p>-0.2304686833</text:p>
          </table:table-cell>
          <table:table-cell table:formula="of:=[.M50]-[.O50]" office:value-type="float" office:value="5.83742552858876E-016" calcext:value-type="float">
            <text:p>5.84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72.09748781476" calcext:value-type="float">
            <text:p>3472.0974878148</text:p>
          </table:table-cell>
          <table:table-cell/>
          <table:table-cell table:style-name="ce4" table:formula="of:=[.F33]" office:value-type="float" office:value="3472.09749546883" calcext:value-type="float">
            <text:p>3472.0974954688</text:p>
          </table:table-cell>
          <table:table-cell/>
          <table:table-cell table:formula="of:=[.M57]/[.O57]" office:value-type="float" office:value="0.999999997795549" calcext:value-type="float">
            <text:p>0.9999999978</text:p>
          </table:table-cell>
          <table:table-cell table:formula="of:=[.M57]-[.O57]" office:value-type="float" office:value="-0.0000076540700320038" calcext:value-type="float">
            <text:p>-7.6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6909909647498" calcext:value-type="float">
            <text:p>18.6909909647</text:p>
          </table:table-cell>
          <table:table-cell/>
          <table:table-cell table:style-name="ce4" table:formula="of:=[.F34]" office:value-type="float" office:value="18.6909910416744" calcext:value-type="float">
            <text:p>18.6909910417</text:p>
          </table:table-cell>
          <table:table-cell/>
          <table:table-cell table:formula="of:=[.M58]/[.O58]" office:value-type="float" office:value="0.999999995884402" calcext:value-type="float">
            <text:p>0.9999999959</text:p>
          </table:table-cell>
          <table:table-cell table:formula="of:=[.M58]-[.O58]" office:value-type="float" office:value="-0.000000076924600023176" calcext:value-type="float">
            <text:p>-7.6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93605462783474" calcext:value-type="float">
            <text:p>-1.93605462783474E-014</text:p>
          </table:table-cell>
          <table:table-cell/>
          <table:table-cell table:style-name="ce4" table:formula="of:=[.F35]" office:value-type="float" office:value="0.0000000000000101757009038377" calcext:value-type="float">
            <text:p>1.01757009038377E-014</text:p>
          </table:table-cell>
          <table:table-cell/>
          <table:table-cell table:formula="of:=[.M59]/[.O59]" office:value-type="float" office:value="-1.90262532884056" calcext:value-type="float">
            <text:p>-1.9026253288</text:p>
          </table:table-cell>
          <table:table-cell table:formula="of:=[.M59]-[.O59]" office:value-type="float" office:value="-0.0000000000000295362471821851" calcext:value-type="float">
            <text:p>-2.9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34804954551386" calcext:value-type="float">
            <text:p>2.3480495455</text:p>
          </table:table-cell>
          <table:table-cell/>
          <table:table-cell table:style-name="ce4" table:formula="of:=[.F36]" office:value-type="float" office:value="2.34804942672291" calcext:value-type="float">
            <text:p>2.3480494267</text:p>
          </table:table-cell>
          <table:table-cell/>
          <table:table-cell table:formula="of:=[.M60]/[.O60]" office:value-type="float" office:value="1.00000005059133" calcext:value-type="float">
            <text:p>1.0000000506</text:p>
          </table:table-cell>
          <table:table-cell table:formula="of:=[.M60]-[.O60]" office:value-type="float" office:value="0.000000118790949965586" calcext:value-type="float">
            <text:p>1.1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7989737984651" calcext:value-type="float">
            <text:p>0.247989738</text:p>
          </table:table-cell>
          <table:table-cell/>
          <table:table-cell table:style-name="ce4" table:formula="of:=[.F37]" office:value-type="float" office:value="0.247989736879223" calcext:value-type="float">
            <text:p>0.2479897369</text:p>
          </table:table-cell>
          <table:table-cell/>
          <table:table-cell table:formula="of:=[.M61]/[.O61]" office:value-type="float" office:value="1.00000000445756" calcext:value-type="float">
            <text:p>1.0000000045</text:p>
          </table:table-cell>
          <table:table-cell table:formula="of:=[.M61]-[.O61]" office:value-type="float" office:value="0.00000000110542799913738" calcext:value-type="float">
            <text:p>1.1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4.74406671842183E-016" calcext:value-type="float">
            <text:p>-4.74406671842183E-016</text:p>
          </table:table-cell>
          <table:table-cell/>
          <table:table-cell table:style-name="ce4" table:formula="of:=[.F38]" office:value-type="float" office:value="3.22472818647245E-016" calcext:value-type="float">
            <text:p>3.22472818647245E-016</text:p>
          </table:table-cell>
          <table:table-cell/>
          <table:table-cell table:formula="of:=[.M62]/[.O62]" office:value-type="float" office:value="-1.47115243335017" calcext:value-type="float">
            <text:p>-1.4711524334</text:p>
          </table:table-cell>
          <table:table-cell table:formula="of:=[.M62]-[.O62]" office:value-type="float" office:value="-7.96879490489428E-016" calcext:value-type="float">
            <text:p>-7.9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72.09748781476" calcext:value-type="float">
            <text:p>3472.0974878148</text:p>
          </table:table-cell>
          <table:table-cell/>
          <table:table-cell table:style-name="ce4" table:formula="of:=[.F21]" office:value-type="float" office:value="3472.09746498779" calcext:value-type="float">
            <text:p>3472.0974649878</text:p>
          </table:table-cell>
          <table:table-cell/>
          <table:table-cell table:formula="of:=[.M69]/[.O69]" office:value-type="float" office:value="1.0000000065744" calcext:value-type="float">
            <text:p>1.0000000066</text:p>
          </table:table-cell>
          <table:table-cell table:formula="of:=[.M69]-[.O69]" office:value-type="float" office:value="0.0000228269700528472" calcext:value-type="float">
            <text:p>2.28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6909909647498" calcext:value-type="float">
            <text:p>18.6909909647</text:p>
          </table:table-cell>
          <table:table-cell/>
          <table:table-cell table:style-name="ce4" table:formula="of:=[.F22]" office:value-type="float" office:value="18.6909907431626" calcext:value-type="float">
            <text:p>18.6909907432</text:p>
          </table:table-cell>
          <table:table-cell/>
          <table:table-cell table:formula="of:=[.M70]/[.O70]" office:value-type="float" office:value="1.00000001185529" calcext:value-type="float">
            <text:p>1.0000000119</text:p>
          </table:table-cell>
          <table:table-cell table:formula="of:=[.M70]-[.O70]" office:value-type="float" office:value="0.000000221587200144313" calcext:value-type="float">
            <text:p>2.2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93605462783474" calcext:value-type="float">
            <text:p>-1.93605462783474E-014</text:p>
          </table:table-cell>
          <table:table-cell/>
          <table:table-cell table:style-name="ce4" table:formula="of:=[.F23]" office:value-type="float" office:value="-0.0000000000000276651047537724" calcext:value-type="float">
            <text:p>-2.76651047537724E-014</text:p>
          </table:table-cell>
          <table:table-cell/>
          <table:table-cell table:formula="of:=[.M71]/[.O71]" office:value-type="float" office:value="0.699818289164707" calcext:value-type="float">
            <text:p>0.6998182892</text:p>
          </table:table-cell>
          <table:table-cell table:formula="of:=[.M71]-[.O71]" office:value-type="float" office:value="8.304558475425E-015" calcext:value-type="float">
            <text:p>8.3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34804954551386" calcext:value-type="float">
            <text:p>2.3480495455</text:p>
          </table:table-cell>
          <table:table-cell/>
          <table:table-cell table:style-name="ce4" table:formula="of:=[.F24]" office:value-type="float" office:value="2.34804991441237" calcext:value-type="float">
            <text:p>2.3480499144</text:p>
          </table:table-cell>
          <table:table-cell/>
          <table:table-cell table:formula="of:=[.M72]/[.O72]" office:value-type="float" office:value="0.999999842891538" calcext:value-type="float">
            <text:p>0.9999998429</text:p>
          </table:table-cell>
          <table:table-cell table:formula="of:=[.M72]-[.O72]" office:value-type="float" office:value="-0.000000368898509961468" calcext:value-type="float">
            <text:p>-3.6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7989737984651" calcext:value-type="float">
            <text:p>0.247989738</text:p>
          </table:table-cell>
          <table:table-cell/>
          <table:table-cell table:style-name="ce4" table:formula="of:=[.F25]" office:value-type="float" office:value="0.247989741561711" calcext:value-type="float">
            <text:p>0.2479897416</text:p>
          </table:table-cell>
          <table:table-cell/>
          <table:table-cell table:formula="of:=[.M73]/[.O73]" office:value-type="float" office:value="0.999999985575774" calcext:value-type="float">
            <text:p>0.9999999856</text:p>
          </table:table-cell>
          <table:table-cell table:formula="of:=[.M73]-[.O73]" office:value-type="float" office:value="-0.00000000357706000930769" calcext:value-type="float">
            <text:p>-3.5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4.74406671842183E-016" calcext:value-type="float">
            <text:p>-4.74406671842183E-016</text:p>
          </table:table-cell>
          <table:table-cell/>
          <table:table-cell table:style-name="ce4" table:formula="of:=[.F26]" office:value-type="float" office:value="-1.01806417990731E-015" calcext:value-type="float">
            <text:p>-1.01806417990731E-015</text:p>
          </table:table-cell>
          <table:table-cell/>
          <table:table-cell table:formula="of:=[.M74]/[.O74]" office:value-type="float" office:value="0.465988963372992" calcext:value-type="float">
            <text:p>0.4659889634</text:p>
          </table:table-cell>
          <table:table-cell table:formula="of:=[.M74]-[.O74]" office:value-type="float" office:value="5.43657508065127E-016" calcext:value-type="float">
            <text:p>5.4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3472.0974878115" calcext:value-type="float">
            <text:p>3472.097487811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72.0974878115" calcext:value-type="float">
            <text:p>-3472.09748781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72.0974878115" calcext:value-type="float">
            <text:p>3.4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18.6909909647294" calcext:value-type="float">
            <text:p>18.690990964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6909909647294" calcext:value-type="float">
            <text:p>-18.690990964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6909909647294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.76785392843758E-015" calcext:value-type="float">
            <text:p>3.76785392843758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.76785392843758E-015" calcext:value-type="float">
            <text:p>-3.76785392843758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.76785392843758E-015" calcext:value-type="float">
            <text:p>3.77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2.34804954558299" calcext:value-type="float">
            <text:p>2.348049545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34804954558299" calcext:value-type="float">
            <text:p>-2.348049545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34804954558299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.247989737985368" calcext:value-type="float">
            <text:p>0.247989738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7989737985368" calcext:value-type="float">
            <text:p>-0.2479897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7989737985368" calcext:value-type="float">
            <text:p>2.48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1.09335881016693E-016" calcext:value-type="float">
            <text:p>1.09335881016693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335881016693E-016" calcext:value-type="float">
            <text:p>-1.0933588101669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335881016693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72.0974878115" calcext:value-type="float">
            <text:p>3.4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6909909647294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.76785392843758E-015" calcext:value-type="float">
            <text:p>3.7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34804954558299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7989737985368" calcext:value-type="float">
            <text:p>2.4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335881016693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72.0974878115" calcext:value-type="float">
            <text:p>3.4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6909909647294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.76785392843758E-015" calcext:value-type="float">
            <text:p>3.7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34804954558299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7989737985368" calcext:value-type="float">
            <text:p>2.4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335881016693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3472.0974878115" calcext:value-type="float">
            <text:p>3472.097487811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72.0974878115" calcext:value-type="float">
            <text:p>-3472.09748781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72.0974878115" calcext:value-type="float">
            <text:p>3.4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18.6909909647294" calcext:value-type="float">
            <text:p>18.690990964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6909909647294" calcext:value-type="float">
            <text:p>-18.690990964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6909909647294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.76785392843758E-015" calcext:value-type="float">
            <text:p>3.76785392843758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.76785392843758E-015" calcext:value-type="float">
            <text:p>-3.76785392843758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.76785392843758E-015" calcext:value-type="float">
            <text:p>3.77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2.34804954558299" calcext:value-type="float">
            <text:p>2.348049545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34804954558299" calcext:value-type="float">
            <text:p>-2.348049545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34804954558299" calcext:value-type="float">
            <text:p>2.35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.247989737985368" calcext:value-type="float">
            <text:p>0.247989738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7989737985368" calcext:value-type="float">
            <text:p>-0.2479897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7989737985368" calcext:value-type="float">
            <text:p>2.48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1.09335881016693E-016" calcext:value-type="float">
            <text:p>1.09335881016693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335881016693E-016" calcext:value-type="float">
            <text:p>-1.0933588101669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335881016693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72.0974878115" calcext:value-type="float">
            <text:p>3.4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6909909647294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.76785392843758E-015" calcext:value-type="float">
            <text:p>3.7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34804954558299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7989737985368" calcext:value-type="float">
            <text:p>2.4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335881016693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72.0974878115" calcext:value-type="float">
            <text:p>3472.097487811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72.0974878115" calcext:value-type="float">
            <text:p>3.4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6909909647294" calcext:value-type="float">
            <text:p>18.6909909647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6909909647294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.76785392843758E-015" calcext:value-type="float">
            <text:p>3.76785392843758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.76785392843758E-015" calcext:value-type="float">
            <text:p>3.7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34804954558299" calcext:value-type="float">
            <text:p>2.348049545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34804954558299" calcext:value-type="float">
            <text:p>2.35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7989737985368" calcext:value-type="float">
            <text:p>0.247989738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7989737985368" calcext:value-type="float">
            <text:p>2.4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335881016693E-016" calcext:value-type="float">
            <text:p>1.09335881016693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335881016693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7:09:36.080916211</dc:date>
    <dc:creator>Stacha Petrovic</dc:creator>
    <meta:editing-duration>P7DT15H55M10S</meta:editing-duration>
    <meta:editing-cycles>201</meta:editing-cycles>
    <meta:document-statistic meta:table-count="4" meta:cell-count="1546" meta:object-count="0"/>
    <meta:user-defined meta:name="qrichtext">1</meta:user-defined>
  </office:meta>
</office:document-meta>
</file>